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25.18cm"/>
    </style:style>
    <style:style style:name="co22" style:family="table-column">
      <style:table-column-properties fo:break-before="auto" style:column-width="8.117cm"/>
    </style:style>
    <style:style style:name="co23" style:family="table-column">
      <style:table-column-properties fo:break-before="auto" style:column-width="4.47cm"/>
    </style:style>
    <style:style style:name="co24" style:family="table-column">
      <style:table-column-properties fo:break-before="auto" style:column-width="5.736cm"/>
    </style:style>
    <style:style style:name="co25" style:family="table-column">
      <style:table-column-properties fo:break-before="auto" style:column-width="3.42cm"/>
    </style:style>
    <style:style style:name="co26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4.713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267cm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2" style:family="table" style:master-page-name="PageStyle_5f_SQLiteAdmi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0.002cm solid #000000" fo:background-color="#808080" fo:wrap-option="wrap" fo:border-left="none" fo:border-right="none" fo:border-top="0.002cm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Tabelle2" table:style-name="ta3" table:print="false">
        <office:forms form:automatic-focus="false" form:apply-design-mode="false"/>
        <table:table-column table:style-name="co8" table:default-cell-style-name="ce6"/>
        <table:table-column table:style-name="co9" table:number-columns-repeated="14" table:default-cell-style-name="Default"/>
        <table:table-row table:style-name="ro6">
          <table:table-cell table:style-name="ce3" office:value-type="string">
            <text:p>map_alias</text:p>
          </table:table-cell>
          <table:table-cell table:style-name="ce3" office:value-type="string">
            <text:p>dn</text:p>
          </table:table-cell>
          <table:table-cell table:style-name="ce3" office:value-type="string">
            <text:p>cp</text:p>
          </table:table-cell>
          <table:table-cell table:style-name="ce3" office:value-type="string">
            <text:p>cp_ins</text:p>
          </table:table-cell>
          <table:table-cell table:style-name="ce3" office:value-type="string">
            <text:p>cphc</text:p>
          </table:table-cell>
          <table:table-cell table:style-name="ce3" office:value-type="string">
            <text:p>cphc_ins</text:p>
          </table:table-cell>
          <table:table-cell table:style-name="ce3" office:value-type="string">
            <text:p>dom</text:p>
          </table:table-cell>
          <table:table-cell table:style-name="ce3" office:value-type="string">
            <text:p>ffe</text:p>
          </table:table-cell>
          <table:table-cell table:style-name="ce3" office:value-type="string">
            <text:p>ffw</text:p>
          </table:table-cell>
          <table:table-cell table:style-name="ce3" office:value-type="string">
            <text:p>fl</text:p>
          </table:table-cell>
          <table:table-cell table:style-name="ce3" office:value-type="string">
            <text:p>op</text:p>
          </table:table-cell>
          <table:table-cell table:style-name="ce3" office:value-type="string">
            <text:p>pu</text:p>
          </table:table-cell>
          <table:table-cell table:style-name="ce3" office:value-type="string">
            <text:p>pu_ins</text:p>
          </table:table-cell>
          <table:table-cell table:style-name="ce3" office:value-type="string">
            <text:p>ski</text:p>
          </table:table-cell>
          <table:table-cell table:style-name="ce3" office:value-type="string">
            <text:p>tdm</text:p>
          </table:table-cell>
        </table:table-row>
        <table:table-row table:style-name="ro6">
          <table:table-cell table:style-name="ce2" office:value-type="string">
            <text:p>Precinct</text:p>
          </table:table-cell>
          <table:table-cell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Tell</text:p>
          </table:table-cell>
          <table:table-cell office:value-type="float" office:value="11">
            <text:p>11</text:p>
          </table:table-cell>
          <table:table-cell table:number-columns-repeated="1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anyon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6">
          <table:table-cell table:style-name="ce2" office:value-type="string">
            <text:p>Farmhouse</text:p>
          </table:table-cell>
          <table:table-cell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Oilfield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6">
          <table:table-cell table:style-name="ce2" office:value-type="string">
            <text:p>Town</text:p>
          </table:table-cell>
          <table:table-cell office:value-type="float" office:value="11">
            <text:p>1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Compound</text:p>
          </table:table-cell>
          <table:table-cell office:value-type="float" office:value="11">
            <text:p>1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6">
          <table:table-cell table:style-name="ce2" office:value-type="string">
            <text:p>Ministry</text:p>
          </table:table-cell>
          <table:table-cell office:value-type="float" office:value="11">
            <text:p>11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PowerPlant</text:p>
          </table:table-cell>
          <table:table-cell office:value-type="float" office:value="11">
            <text:p>11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Mountain</text:p>
          </table:table-cell>
          <table:table-cell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Buhriz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6">
          <table:table-cell table:style-name="ce2" office:value-type="string">
            <text:p>Sinjar</text:p>
          </table:table-cell>
          <table:table-cell office:value-type="float" office:value="11">
            <text:p>1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CompoundCity_Landscape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Panzerschlacht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MountainPass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Noshahr_Canals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der_Bunk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der_Rie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Highland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Macedonia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Operation_Metro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5" office:value-type="string">
            <text:p>Paluja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Pruefstand_7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Frost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Stork_Castle</text:p>
          </table:table-cell>
          <table:table-cell office:value-type="float" office:value="11">
            <text:p>11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Temple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TORO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2" office:value-type="string">
            <text:p>Glassdome</text:p>
          </table:table-cell>
          <table:table-cell office:value-type="float" office:value="11">
            <text:p>11</text:p>
          </table:table-cell>
          <table:table-cell table:number-columns-repeated="6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 table:number-rows-repeated="1048546">
          <table:table-cell table:number-columns-repeated="15"/>
        </table:table-row>
        <table:table-row table:style-name="ro6">
          <table:table-cell table:number-columns-repeated="15"/>
        </table:table-row>
        <table:named-expressions/>
      </table:table>
      <table:table table:name="SQLiteAdmin" table:style-name="ta2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49" table:default-cell-style-name="Default"/>
        <table:table-row table:style-name="ro6">
          <table:table-cell table:style-name="ce2" office:value-type="string">
            <text:p>map_name</text:p>
          </table:table-cell>
          <table:table-cell table:style-name="ce2" office:value-type="string">
            <text:p>map_alias</text:p>
          </table:table-cell>
          <table:table-cell table:style-name="ce2" office:value-type="string">
            <text:p>map_view</text:p>
          </table:table-cell>
          <table:table-cell table:style-name="ce2" office:value-type="string">
            <text:p>map_scenario</text:p>
          </table:table-cell>
          <table:table-cell office:value-type="string">
            <text:p>map_scenario_insurgents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Precinct</text:p>
          </table:table-cell>
          <table:table-cell table:style-name="ce2" office:value-type="string">
            <text:p>Precinct</text:p>
          </table:table-cell>
          <table:table-cell table:style-name="ce2" office:value-type="string">
            <text:p>border-image: url(:map_thumbs/img/maps/thumbs/precinct.png); background-color: #f0f0f0;background-position: center;background-repeat: no-repeat;</text:p>
          </table:table-cell>
          <table:table-cell table:style-name="ce2" office:value-type="string">
            <text:p>Scenario_Precinct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Tell</text:p>
          </table:table-cell>
          <table:table-cell table:style-name="ce2" office:value-type="string">
            <text:p>border-image: url(:map_thumbs/img/maps/thumbs/tell.jpg); background-color: #f0f0f0;background-position: center;background-repeat: no-repeat;</text:p>
          </table:table-cell>
          <table:table-cell table:style-name="ce2" office:value-type="string">
            <text:p>Scenario_Tell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ompoundCity_Landscape</text:p>
          </table:table-cell>
          <table:table-cell table:style-name="ce2" office:value-type="string">
            <text:p>CompoundCity_Landscape</text:p>
          </table:table-cell>
          <table:table-cell table:style-name="ce2" office:value-type="string">
            <text:p>border-image: url(:map_thumbs/img/maps/thumbs/compound.png); background-color: #f0f0f0;background-position: center;background-repeat: no-repeat;</text:p>
          </table:table-cell>
          <table:table-cell table:style-name="ce2" office:value-type="string">
            <text:p>Scenario_CompoundCit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rossing</text:p>
          </table:table-cell>
          <table:table-cell table:style-name="ce2" office:value-type="string">
            <text:p>Canyon</text:p>
          </table:table-cell>
          <table:table-cell table:style-name="ce2" office:value-type="string">
            <text:p>border-image: url(:map_thumbs/img/maps/thumbs/crossing.png); background-color: #f0f0f0;background-position: center;background-repeat: no-repeat;</text:p>
          </table:table-cell>
          <table:table-cell table:style-name="ce2" office:value-type="string">
            <text:p>Scenario_Crossing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Panzerschlacht</text:p>
          </table:table-cell>
          <table:table-cell table:style-name="ce2" office:value-type="string">
            <text:p>border-image: url(:map_thumbs/img/maps/thumbs/panzerschlacht.png); background-color: #f0f0f0;background-position: center;background-repeat: no-repeat;</text:p>
          </table:table-cell>
          <table:table-cell table:style-name="ce2" office:value-type="string">
            <text:p>Scenario_ps_cp_sec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ountainPass</text:p>
          </table:table-cell>
          <table:table-cell table:style-name="ce2" office:value-type="string">
            <text:p>MountainPass</text:p>
          </table:table-cell>
          <table:table-cell table:style-name="ce2" office:value-type="string">
            <text:p>border-image: url(:map_thumbs/img/maps/thumbs/mountainpass.jpg); background-color: #f0f0f0;background-position: center;background-repeat: no-repeat;</text:p>
          </table:table-cell>
          <table:table-cell table:style-name="ce2" office:value-type="string">
            <text:p>Scenario_MountainPass_Checkpoint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Glassdome</text:p>
          </table:table-cell>
          <table:table-cell table:style-name="ce2" office:value-type="string">
            <text:p>Glassdome</text:p>
          </table:table-cell>
          <table:table-cell table:style-name="ce2" office:value-type="string">
            <text:p>border-image: url(:map_thumbs/img/maps/thumbs/glassdome.png); background-color: #f0f0f0;background-position: center;background-repeat: no-repeat;</text:p>
          </table:table-cell>
          <table:table-cell table:style-name="ce2" office:value-type="string">
            <text:p>Scenario_Glassdome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Noshahr_Canals</text:p>
          </table:table-cell>
          <table:table-cell table:style-name="ce2" office:value-type="string">
            <text:p>Noshahr_Canals</text:p>
          </table:table-cell>
          <table:table-cell table:style-name="ce2" office:value-type="string">
            <text:p>border-image: url(:map_thumbs/img/maps/thumbs/noshar.png); background-color: #f0f0f0;background-position: center;background-repeat: no-repeat;</text:p>
          </table:table-cell>
          <table:table-cell table:style-name="ce2" office:value-type="string">
            <text:p>Scenario_Noshahr_Canals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der_Bunker</text:p>
          </table:table-cell>
          <table:table-cell table:style-name="ce2" office:value-type="string">
            <text:p>border-image: url(:map_thumbs/img/maps/thumbs/derbunker.png); background-color: #f0f0f0;background-position: center;background-repeat: no-repeat;</text:p>
          </table:table-cell>
          <table:table-cell table:style-name="ce2" office:value-type="string">
            <text:p>Scenario_der_Bunker_CP_Sec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der_Riese</text:p>
          </table:table-cell>
          <table:table-cell table:style-name="ce2" office:value-type="string">
            <text:p>border-image: url(:map_thumbs/img/maps/thumbs/derriese.png); background-color: #f0f0f0;background-position: center;background-repeat: no-repeat;</text:p>
          </table:table-cell>
          <table:table-cell table:style-name="ce2" office:value-type="string">
            <text:p>Scenario_der_Riese_CP_Sec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Highlands</text:p>
          </table:table-cell>
          <table:table-cell table:style-name="ce2" office:value-type="string">
            <text:p>border-image: url(:map_thumbs/img/maps/thumbs/highlands.png); background-color: #f0f0f0;background-position: center;background-repeat: no-repeat;</text:p>
          </table:table-cell>
          <table:table-cell table:style-name="ce2" office:value-type="string">
            <text:p>Scenario_Highlands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acedonia</text:p>
          </table:table-cell>
          <table:table-cell table:style-name="ce2" office:value-type="string">
            <text:p>Macedonia</text:p>
          </table:table-cell>
          <table:table-cell table:style-name="ce2" office:value-type="string">
            <text:p>border-image: url(:map_thumbs/img/maps/thumbs/macedonia.jpg); background-color: #f0f0f0;background-position: center;background-repeat: no-repeat;</text:p>
          </table:table-cell>
          <table:table-cell table:style-name="ce2" office:value-type="string">
            <text:p>Scenario_Macedonia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Operation_Metro</text:p>
          </table:table-cell>
          <table:table-cell table:style-name="ce2" office:value-type="string">
            <text:p>border-image: url(:map_thumbs/img/maps/thumbs/metro.png); background-color: #f0f0f0;background-position: center;background-repeat: no-repeat;</text:p>
          </table:table-cell>
          <table:table-cell table:style-name="ce2" office:value-type="string">
            <text:p>Scenario_Operation_Metro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aluja</text:p>
          </table:table-cell>
          <table:table-cell table:style-name="ce2" office:value-type="string">
            <text:p>Paluja</text:p>
          </table:table-cell>
          <table:table-cell table:style-name="ce2" office:value-type="string">
            <text:p>border-image: url(:map_thumbs/img/maps/thumbs/paluja.jpeg); background-color: #f0f0f0;background-position: center;background-repeat: no-repeat;</text:p>
          </table:table-cell>
          <table:table-cell table:style-name="ce2" office:value-type="string">
            <text:p>Scenario_Paluja_Hardcore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ruefstand_7</text:p>
          </table:table-cell>
          <table:table-cell table:style-name="ce2" office:value-type="string">
            <text:p>Pruefstand_7</text:p>
          </table:table-cell>
          <table:table-cell table:style-name="ce2" office:value-type="string">
            <text:p>border-image: url(:map_thumbs/img/maps/thumbs/pruefstand7.png); background-color: #f0f0f0;background-position: center;background-repeat: no-repeat;</text:p>
          </table:table-cell>
          <table:table-cell table:style-name="ce2" office:value-type="string">
            <text:p>Scenario_P7_CP_M_Sec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Farmhouse</text:p>
          </table:table-cell>
          <table:table-cell table:style-name="ce2" office:value-type="string">
            <text:p>Farmhouse</text:p>
          </table:table-cell>
          <table:table-cell table:style-name="ce2" office:value-type="string">
            <text:p>border-image: url(:map_thumbs/img/maps/thumbs/farmhouse.png); background-color: #f0f0f0;background-position: center;background-repeat: no-repeat;</text:p>
          </table:table-cell>
          <table:table-cell table:style-name="ce2" office:value-type="string">
            <text:p>Scenario_Farmhouse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Refinery</text:p>
          </table:table-cell>
          <table:table-cell table:style-name="ce2" office:value-type="string">
            <text:p>Oilfield</text:p>
          </table:table-cell>
          <table:table-cell table:style-name="ce2" office:value-type="string">
            <text:p>border-image: url(:map_thumbs/img/maps/thumbs/refinery.png); background-color: #f0f0f0;background-position: center;background-repeat: no-repeat;</text:p>
          </table:table-cell>
          <table:table-cell table:style-name="ce2" office:value-type="string">
            <text:p>Scenario_Refiner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ideout</text:p>
          </table:table-cell>
          <table:table-cell table:style-name="ce2" office:value-type="string">
            <text:p>Town</text:p>
          </table:table-cell>
          <table:table-cell table:style-name="ce2" office:value-type="string">
            <text:p>border-image: url(:map_thumbs/img/maps/thumbs/hideout.png); background-color: #f0f0f0;background-position: center;background-repeat: no-repeat;</text:p>
          </table:table-cell>
          <table:table-cell table:style-name="ce2" office:value-type="string">
            <text:p>Scenario_Hideou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Outskirts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border-image: url(:map_thumbs/img/maps/thumbs/outskirts.jpg); background-color: #f0f0f0;background-position: center;background-repeat: no-repeat;</text:p>
          </table:table-cell>
          <table:table-cell table:style-name="ce2" office:value-type="string">
            <text:p>Scenario_Outskirts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inistry</text:p>
          </table:table-cell>
          <table:table-cell table:style-name="ce2" office:value-type="string">
            <text:p>Ministry</text:p>
          </table:table-cell>
          <table:table-cell table:style-name="ce2" office:value-type="string">
            <text:p>border-image: url(:map_thumbs/img/maps/thumbs/ministry.png); background-color: #f0f0f0;background-position: center;background-repeat: no-repeat;</text:p>
          </table:table-cell>
          <table:table-cell table:style-name="ce2" office:value-type="string">
            <text:p>Scenario_Ministr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owerPlant</text:p>
          </table:table-cell>
          <table:table-cell table:style-name="ce2" office:value-type="string">
            <text:p>PowerPlant</text:p>
          </table:table-cell>
          <table:table-cell table:style-name="ce2" office:value-type="string">
            <text:p>border-image: url(:map_thumbs/img/maps/thumbs/powerplant.jpg); background-color: #f0f0f0;background-position: center;background-repeat: no-repeat;</text:p>
          </table:table-cell>
          <table:table-cell table:style-name="ce2" office:value-type="string">
            <text:p>Scenario_PowerPlan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ummit</text:p>
          </table:table-cell>
          <table:table-cell table:style-name="ce2" office:value-type="string">
            <text:p>Mountain</text:p>
          </table:table-cell>
          <table:table-cell table:style-name="ce2" office:value-type="string">
            <text:p>border-image: url(:map_thumbs/img/maps/thumbs/summit.png); background-color: #f0f0f0;background-position: center;background-repeat: no-repeat;</text:p>
          </table:table-cell>
          <table:table-cell table:style-name="ce2" office:value-type="string">
            <text:p>Scenario_Summi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Tideway</text:p>
          </table:table-cell>
          <table:table-cell table:style-name="ce2" office:value-type="string">
            <text:p>Buhriz</text:p>
          </table:table-cell>
          <table:table-cell table:style-name="ce2" office:value-type="string">
            <text:p>border-image: url(:map_thumbs/img/maps/thumbs/tideway.png); background-color: #f0f0f0;background-position: center;background-repeat: no-repeat;</text:p>
          </table:table-cell>
          <table:table-cell table:style-name="ce2" office:value-type="string">
            <text:p>Scenario_Tidewa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illside</text:p>
          </table:table-cell>
          <table:table-cell table:style-name="ce2" office:value-type="string">
            <text:p>Sinjar</text:p>
          </table:table-cell>
          <table:table-cell table:style-name="ce2" office:value-type="string">
            <text:p>border-image: url(:map_thumbs/img/maps/thumbs/hillside.png); background-color: #f0f0f0;background-position: center;background-repeat: no-repeat;</text:p>
          </table:table-cell>
          <table:table-cell table:style-name="ce2" office:value-type="string">
            <text:p>Scenario_Hillside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Frost</text:p>
          </table:table-cell>
          <table:table-cell table:style-name="ce2" office:value-type="string">
            <text:p>border-image: url(:map_thumbs/img/maps/thumbs/frost.png); background-color: #f0f0f0;background-position: center;background-repeat: no-repeat;</text:p>
          </table:table-cell>
          <table:table-cell table:style-name="ce2" office:value-type="string">
            <text:p>Scenario_Fros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tork_Castle</text:p>
          </table:table-cell>
          <table:table-cell table:style-name="ce2" office:value-type="string">
            <text:p>Stork_Castle</text:p>
          </table:table-cell>
          <table:table-cell table:style-name="ce2" office:value-type="string">
            <text:p>border-image: url(:map_thumbs/img/maps/thumbs/stork_castle.jpg); background-color: #f0f0f0;background-position: center;background-repeat: no-repeat;</text:p>
          </table:table-cell>
          <table:table-cell table:style-name="ce2" office:value-type="string">
            <text:p>Scenario_Stork_Castle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Temple</text:p>
          </table:table-cell>
          <table:table-cell table:style-name="ce2" office:value-type="string">
            <text:p>Temple</text:p>
          </table:table-cell>
          <table:table-cell table:style-name="ce2" office:value-type="string">
            <text:p>border-image: url(:map_thumbs/img/maps/thumbs/temple.png); background-color: #f0f0f0;background-position: center;background-repeat: no-repeat;</text:p>
          </table:table-cell>
          <table:table-cell table:style-name="ce2" office:value-type="string">
            <text:p>Scenario_Temple_CP_Sec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TORO</text:p>
          </table:table-cell>
          <table:table-cell table:style-name="ce2" office:value-type="string">
            <text:p>border-image: url(:map_thumbs/img/maps/thumbs/toro.jpg); background-color: #f0f0f0;background-position: center;background-repeat: no-repeat;</text:p>
          </table:table-cell>
          <table:table-cell table:style-name="ce2" office:value-type="string">
            <text:p>Scenario_TORO_Checkpoint_Securit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office:value-type="string">
            <text:p>precinc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ell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ompound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rossing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anzerschlach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ountainpass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glassdom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noshar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erbunker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erries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ighlands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acedonia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etro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aluja.jpe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uefstand7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armhous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finery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ideou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utskirts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inistry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owerplant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ummi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ideway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illsid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ros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tork_castle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empl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oro.jpg</text:p>
          </table:table-cell>
          <table:table-cell table:number-columns-repeated="254"/>
        </table:table-row>
        <table:named-expressions/>
      </table:table>
      <table:named-expressions>
        <table:named-range table:name="SQLiteAdmin" table:base-cell-address="$Tabelle2.$A$1" table:cell-range-address="$SQLiteAdmin.$A$1:.$D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MS Sans Serif" style:font-name-asian="Microsoft YaHei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04.12.2020</text:date>, <text:time>13:17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QLiteAdmin" style:display-name="PageStyle_SQLiteAdmi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4T13:17:13.49</dc:date>
    <dc:creator>Oliver Edelmeier</dc:creator>
    <meta:generator>OpenOffice/4.1.7$Win32 OpenOffice.org_project/417m1$Build-9800</meta:generator>
    <meta:editing-duration>PT6H49M14S</meta:editing-duration>
    <meta:editing-cycles>9</meta:editing-cycles>
    <meta:document-statistic meta:table-count="2" meta:cell-count="580" meta:object-count="0"/>
  </office:meta>
</office:document-meta>
</file>